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6">16/03/2026</text:date>, <text:time>21:0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16T21:08:31.25</dc:date>
    <dc:creator>Cecil La</dc:creator>
    <meta:editing-duration>PT6H49M6S</meta:editing-duration>
    <meta:editing-cycles>24</meta:editing-cycles>
    <meta:generator>OpenOffice/4.1.14$Win32 OpenOffice.org_project/4114m1$Build-9811</meta:generator>
    <meta:document-statistic meta:table-count="1" meta:cell-count="429" meta:object-count="0"/>
  </office:meta>
</office:document-meta>
</file>